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b385" officeooo:paragraph-rsid="000eb385"/>
    </style:style>
    <style:style style:name="P2" style:family="paragraph" style:parent-style-name="Standard">
      <style:paragraph-properties fo:text-align="start" style:justify-single-word="false"/>
      <style:text-properties officeooo:rsid="000eb385" officeooo:paragraph-rsid="000eb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1"/>
      <text:p text:style-name="P1">Repositório local e remoto</text:p>
      <text:p text:style-name="P1"/>
      <text:p text:style-name="P2">Considerado um gerenciador de versões, podendo retornar um projeto a fases anteriores da versão atual isso tudo em armazenagem local (Git)</text:p>
      <text:p text:style-name="P2"/>
      <text:p text:style-name="P2">Repositório online </text:p>
      <text:p text:style-name="P2"/>
      <text:p text:style-name="P2">Utilizando o GitHub, pode ser feito isso, usando como repositório online para gerenciar os projetos <text:s text:c="4"/></text:p>
      <text:p text:style-name="P2"/>
      <text:p text:style-name="P2">Repositório local = Git</text:p>
      <text:p text:style-name="P2">Repositório online = GitHub</text:p>
      <text:p text:style-name="P2"/>
      <text:p text:style-name="P2">GitHub pode ser utilizado para trabalhar em equipes, podendo varias pessoas gerenciar o mesmo repositório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0:53:28.581000000</meta:creation-date>
    <dc:date>2024-05-18T11:05:30.947000000</dc:date>
    <meta:editing-duration>PT1M44S</meta:editing-duration>
    <meta:editing-cycles>1</meta:editing-cycles>
    <meta:document-statistic meta:table-count="0" meta:image-count="0" meta:object-count="0" meta:page-count="1" meta:paragraph-count="8" meta:word-count="68" meta:character-count="454" meta:non-whitespace-character-count="388"/>
    <meta:generator>LibreOffice/24.2.2.2$Windows_X86_64 LibreOffice_project/d56cc158d8a96260b836f100ef4b4ef25d6f1a01</meta:generator>
  </office:meta>
</office:document-meta>
</file>